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2000033F00006E7100004E0282BB0714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" manifest:media-type="application/vnd.oasis.opendocument.text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text"/>
  <manifest:file-entry manifest:full-path="Object 3/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DejaVu Sans Mono1" svg:font-family="'DejaVu Sans Mono'" style:font-family-generic="swiss" style:font-pitch="fixed"/>
    <style:font-face style:name="Albany AMT3" svg:font-family="'Albany AMT'" style:font-pitch="variable"/>
    <style:font-face style:name="Andale Mono" svg:font-family="'Andale Mono'" style:font-pitch="variable"/>
    <style:font-face style:name="Albany AMT2" svg:font-family="'Albany AMT'" style:font-family-generic="modern" style:font-pitch="variable"/>
    <style:font-face style:name="Liberation Mono" svg:font-family="'Liberation Mono'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DejaVu Sans Mono" svg:font-family="'DejaVu Sans Mono'" style:font-family-generic="swiss" style:font-pitch="variable"/>
    <style:font-face style:name="Albany AMT4" svg:font-family="'Albany AMT'" style:font-family-generic="system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color="#000000" draw:fill="solid" draw:fill-color="#ff00ff" draw:auto-grow-height="true" draw:auto-grow-width="false" fo:max-height="0cm" fo:min-height="0cm" draw:shadow="visib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draw:fill="none" fo:min-height="8.534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draw:fill="none" fo:min-height="16.487cm"/>
    </style:style>
    <style:style style:name="gr11" style:family="graphic" style:parent-style-name="standard">
      <style:graphic-properties draw:stroke="none" draw:fill="none" style:mirror="none"/>
    </style:style>
    <style:style style:name="gr12" style:family="graphic" style:parent-style-name="standard">
      <style:graphic-properties draw:stroke="none" draw:fill="none" fo:min-height="18.25cm"/>
    </style:style>
    <style:style style:name="gr13" style:family="graphic" style:parent-style-name="standard">
      <style:graphic-properties draw:stroke="none" draw:fill="none" fo:min-height="12.25cm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draw:fill-color="#ffffff" draw:auto-grow-height="true" fo:min-height="3.507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title">
      <style:graphic-properties fo:min-height="3.256cm"/>
    </style:style>
    <style:style style:name="pr7" style:family="presentation" style:parent-style-name="Standard-title">
      <style:graphic-properties fo:min-height="2.5cm"/>
    </style:style>
    <style:style style:name="pr8" style:family="presentation" style:parent-style-name="Standard-outline1">
      <style:graphic-properties draw:auto-grow-height="true" fo:min-height="13.861cm"/>
    </style:style>
    <style:style style:name="pr9" style:family="presentation" style:parent-style-name="Standard-title">
      <style:graphic-properties fo:min-height="2cm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notes">
      <style:graphic-properties draw:fill-color="#ffffff" fo:min-height="13.364cm"/>
    </style:style>
    <style:style style:name="pr12" style:family="presentation" style:parent-style-name="Standard-title">
      <style:graphic-properties fo:min-height="3cm"/>
    </style:style>
    <style:style style:name="pr13" style:family="presentation" style:parent-style-name="Standard-outline1">
      <style:graphic-properties fo:min-height="15.452cm"/>
    </style:style>
    <style:style style:name="pr14" style:family="presentation" style:parent-style-name="Standard-title">
      <style:graphic-properties fo:min-height="2.756cm"/>
    </style:style>
    <style:style style:name="pr15" style:family="presentation" style:parent-style-name="Standard-outline1">
      <style:graphic-properties draw:fill-color="#ffffff" fo:min-height="13.61cm"/>
    </style:style>
    <style:style style:name="pr16" style:family="presentation" style:parent-style-name="Standard-title">
      <style:graphic-properties draw:auto-grow-height="true" fo:min-height="2cm"/>
    </style:style>
    <style:style style:name="pr17" style:family="presentation" style:parent-style-name="Standard-outline1">
      <style:graphic-properties draw:fill-color="#ffffff" draw:auto-grow-height="true" fo:min-height="13.861cm"/>
    </style:style>
    <style:style style:name="pr18" style:family="presentation" style:parent-style-name="Standard-title">
      <style:graphic-properties draw:fill-color="#ffffff" draw:auto-grow-height="true" fo:min-height="2.0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text-properties style:font-name="Courier 10 Pitch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text-properties style:font-name="Andale Mono1" fo:font-size="28pt" style:font-size-asian="28pt" style:font-size-complex="28pt"/>
    </style:style>
    <style:style style:name="P9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0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T1" style:family="text">
      <style:text-properties style:font-name="DejaVu Sans Mono1"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ejaVu Sans Mono1" fo:font-size="24pt" style:font-size-asian="24pt" style:font-size-complex="24pt"/>
    </style:style>
    <style:style style:name="T4" style:family="text">
      <style:text-properties style:font-name="Liberation Mono1" fo:font-size="24pt" style:font-size-asian="24pt" style:font-size-complex="24pt"/>
    </style:style>
    <style:style style:name="T5" style:family="text">
      <style:text-properties style:font-name="Liberation Mono1" fo:font-size="28pt" style:font-size-asian="28pt" style:font-size-complex="28pt"/>
    </style:style>
    <style:style style:name="T6" style:family="text">
      <style:text-properties style:font-name="Andale Mono1"/>
    </style:style>
    <style:style style:name="T7" style:family="text">
      <style:text-properties style:font-name="Courier 10 Pitch" fo:font-size="22pt" style:font-size-asian="22pt" style:font-size-complex="22pt"/>
    </style:style>
    <style:style style:name="T8" style:family="text">
      <style:text-properties style:font-name="Courier 10 Pitch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Courier 10 Pitch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Arial"/>
    </style:style>
    <style:style style:name="T12" style:family="text">
      <style:text-properties style:font-name="Arial" fo:font-size="32pt" style:font-size-asian="32pt" style:font-size-complex="32pt"/>
    </style:style>
    <style:style style:name="T13" style:family="text">
      <style:text-properties style:font-name="Andale Mono1" fo:font-size="24pt" style:font-size-asian="24pt" style:font-size-complex="24pt"/>
    </style:style>
    <style:style style:name="T14" style:family="text">
      <style:text-properties style:font-name="Arial" fo:font-size="24pt" style:font-size-asian="24pt" style:font-size-complex="24pt"/>
    </style:style>
    <style:style style:name="T15" style:family="text">
      <style:text-properties style:font-name="Andale Mono1" fo:font-size="28pt" style:font-size-asian="28pt" style:font-size-complex="28pt"/>
    </style:style>
    <style:style style:name="T16" style:family="text">
      <style:text-properties style:font-name="Andale Mono1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Arial" fo:font-size="28pt" style:font-size-asian="28pt" style:font-size-complex="28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1">
        <office:forms form:automatic-focus="false" form:apply-design-mode="false"/>
        <draw:frame draw:style-name="gr1" draw:layer="layout" svg:width="26.956cm" svg:height="13.855cm" svg:x="0.5cm" svg:y="4.914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text-style-name="P1" draw:layer="layout" svg:width="25.199cm" svg:height="3.481cm" svg:x="1.4cm" svg:y="0.85cm" presentation:class="title" presentation:user-transformed="true">
          <draw:text-box>
            <text:p text:style-name="P1">Eingebaute Datentypen<text:line-break/>(primitive types)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 presentation:user-transformed="true">
          <draw:text-box>
            <text:p text:style-name="P1">wrapperclasses</text:p>
          </draw:text-box>
        </draw:frame>
        <draw:frame draw:style-name="gr1" draw:layer="layout" svg:width="16.964cm" svg:height="13.39cm" svg:x="5.622cm" svg:y="4.58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peratoren</text:p>
          </draw:text-box>
        </draw:frame>
        <draw:frame draw:name="Object 3" draw:style-name="gr1" draw:layer="layout" svg:width="25.199cm" svg:height="13.86cm" svg:x="1.4cm" svg:y="4.914cm" presentation:class="object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usgabe / Konvertierung numerischer Werte</text:p>
          </draw:text-box>
        </draw:frame>
        <draw:frame presentation:style-name="pr5" draw:text-style-name="P3" draw:layer="layout" svg:width="25.199cm" svg:height="13.61cm" svg:x="1.5cm" svg:y="6.89cm" presentation:class="outline" presentation:user-transformed="true">
          <draw:text-box>
            <text:p text:style-name="P3">Aufruf von toString der zugehörigen wrapperclass</text:p>
            <text:p text:style-name="P3"><text:s text:c="2"/>String s= new Integer(i).toString();</text:p>
            <text:p text:style-name="P3">Operator + in Stringverkettung</text:p>
            <text:p text:style-name="P3"><text:span text:style-name="T1"><text:s text:c="2"/></text:span><text:span text:style-name="T1">int i=11;</text:span></text:p>
            <text:p text:style-name="P3"><text:span text:style-name="T1"><text:s text:c="2"/></text:span><text:span text:style-name="T1">String s=““+i;</text:span></text:p>
            <text:p text:style-name="P3">Nutzung von PrintStream / PrintWriter</text:p>
            <text:p text:style-name="P3"><text:span text:style-name="T1"><text:s text:c="2"/></text:span><text:span text:style-name="T1">System.out.println(i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Fomatierte Ausgabe / Konvertierung numerischer Werte </text:p>
          </draw:text-box>
        </draw:frame>
        <draw:frame presentation:style-name="pr5" draw:text-style-name="P3" draw:layer="layout" svg:width="25.199cm" svg:height="13.61cm" svg:x="1.5cm" svg:y="6.89cm" presentation:class="outline" presentation:user-transformed="true">
          <draw:text-box>
            <text:p text:style-name="P3"><text:span text:style-name="T1">System.out.printf(“%03d\n“,i);</text:span></text:p>
            <text:p text:style-name="P3"><text:span text:style-name="T1"/></text:p>
            <text:p text:style-name="P3"><text:span text:style-name="T1">s= String.format(new Locale("german"),</text:span></text:p>
            <text:p text:style-name="P3"><text:span text:style-name="T1"><text:s text:c="17"/></text:span><text:span text:style-name="T1">"0x%04x %d",</text:span></text:p>
            <text:p text:style-name="P3"><text:span text:style-name="T1"><text:s text:c="17"/></text:span><text:span text:style-name="T1">i,i);</text:span></text:p>
            <text:p text:style-name="P3"><text:span text:style-name="T1"/></text:p>
            <text:p text:style-name="P3"><text:span text:style-name="T1">System.out.println(s);</text:span></text:p>
          </draw:text-box>
        </draw:frame>
        <draw:custom-shape draw:style-name="gr3" draw:text-style-name="P4" draw:layer="layout" svg:width="6cm" svg:height="2cm" svg:x="20.5cm" svg:y="5cm">
          <text:p text:style-name="P4">Java.util</text:p>
          <draw:enhanced-geometry svg:viewBox="0 0 21600 21600" draw:text-areas="800 800 20800 20800" draw:type="round-rectangular-callout" draw:modifiers="-13814.497583736 56790.40479760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301cm" svg:y="0cm" presentation:class="title" presentation:user-transformed="true">
          <draw:text-box>
            <text:p text:style-name="P1">Eingabekonvertierung</text:p>
          </draw:text-box>
        </draw:frame>
        <draw:frame presentation:style-name="pr5" draw:text-style-name="P3" draw:layer="layout" svg:width="27.5cm" svg:height="14.473cm" svg:x="0.5cm" svg:y="4cm" presentation:class="outline" presentation:user-transformed="true">
          <draw:text-box>
            <text:list text:style-name="L2">
              <text:list-item>
                <text:p text:style-name="P1">Konvertierung erfolgt über Methoden der wrapper classes aus java.lang</text:p>
              </text:list-item>
              <text:list-item>
                <text:p text:style-name="P1">Beispielsweise Integer.parseInt, Double.parseDouble, Long.parseLong usw.</text:p>
              </text:list-item>
            </text:list>
            <text:p text:style-name="P3"><text:span text:style-name="T2"/></text:p>
            <text:p text:style-name="P3"><text:span text:style-name="T3">int i;</text:span></text:p>
            <text:p text:style-name="P3"><text:span text:style-name="T3">// statische Methode</text:span></text:p>
            <text:p text:style-name="P3"><text:span text:style-name="T3">i=Integer.parseInt(args[0]);</text:span></text:p>
            <text:p text:style-name="P3"><text:span text:style-name="T3">// Member function Methode</text:span></text:p>
            <text:p text:style-name="P3"><text:span text:style-name="T3">i=new Integer(args[0]) . intValue(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7" draw:text-style-name="P1" draw:layer="layout" svg:width="25.199cm" svg:height="3.481cm" svg:x="1.5cm" svg:y="0.023cm" presentation:class="title" presentation:user-transformed="true">
          <draw:text-box>
            <text:p text:style-name="P1">Non primitive types<text:line-break/>(classes)</text:p>
          </draw:text-box>
        </draw:frame>
        <draw:frame presentation:style-name="pr5" draw:text-style-name="P3" draw:layer="layout" svg:width="27cm" svg:height="15.284cm" svg:x="0.5cm" svg:y="5.605cm" presentation:class="outline" presentation:user-transformed="true">
          <draw:text-box>
            <text:p text:style-name="P3"><text:span text:style-name="T4">String s;</text:span><text:span text:style-name="T4"><text:tab/></text:span><text:span text:style-name="T4"><text:tab/></text:span><text:span text:style-name="T4">// Das ist eine Referenzvariable</text:span></text:p>
            <text:p text:style-name="P3"><text:span text:style-name="T4">s=new String(“heisser Sommertag“); // Stringobjekt</text:span></text:p>
            <text:p text:style-name="P3"/>
            <text:list text:style-name="L2">
              <text:list-item>
                <text:p text:style-name="P1">Grundsätzlich gilt: per Vereinbarung wird immer nur eine Referenzvariable erzeugt. Das eigentliche Objekt entsteht durch „new“</text:p>
                <text:p text:style-name="P1"/>
              </text:list-item>
            </text:list>
            <text:p text:style-name="P3">Ausnahme für String:</text:p>
            <text:p text:style-name="P3"><text:span text:style-name="T3">String s=“Gewitterregen“;</text:span></text:p>
            <text:p text:style-name="P3"/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8" draw:text-style-name="P3" draw:layer="layout" svg:width="25.199cm" svg:height="17.131cm" svg:x="1.301cm" svg:y="2.573cm" presentation:class="outline" presentation:user-transformed="true">
          <draw:text-box>
            <text:list text:style-name="L2">
              <text:list-item>
                <text:p text:style-name="P1">Vergleich == vergleicht nur die Referenzen zweier Objekte auf Gleichheit (ein und dasselbe Objekt).</text:p>
              </text:list-item>
              <text:list-item>
                <text:p text:style-name="P1">Vergleich zweier Objekte auf Gleichheit <text:s/>geschieht durch Aufruf der Methode equals.</text:p>
              </text:list-item>
              <text:list-item>
                <text:p text:style-name="P1">equals ist Methode der Klasse Object</text:p>
              </text:list-item>
            </text:list>
            <text:p text:style-name="P3"/>
            <text:p text:style-name="P3"><text:span text:style-name="T5">String s=“Hans“;</text:span></text:p>
            <text:p text:style-name="P3"><text:span text:style-name="T5">if (s.equals(args[0])) …</text:span></text:p>
            <text:p text:style-name="P3"/>
            <text:p text:style-name="P3">s==args[0] würde immer false liefern!</text:p>
          </draw:text-box>
        </draw:frame>
        <draw:frame presentation:style-name="pr9" draw:text-style-name="P1" draw:layer="layout" svg:width="25.199cm" svg:height="2cm" svg:x="1.301cm" svg:y="0cm" presentation:class="title" presentation:user-transformed="true">
          <draw:text-box>
            <text:p text:style-name="P1">Vergleich von Objekten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Zuweisung</text:p>
          </draw:text-box>
        </draw:frame>
        <draw:frame presentation:style-name="pr5" draw:text-style-name="P3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 text:style-name="P1">Der Zuweisungsoperator = kopiert grundsätzlich bei Objekten nur die Referenz</text:p>
              </text:list-item>
              <text:list-item>
                <text:p text:style-name="P1">Für eine Kopie des Objektes ist die Methode clone der Klasse Object zu verwenden.</text:p>
              </text:list-item>
            </text:list>
            <text:p text:style-name="P3"/>
            <text:p text:style-name="P3"><text:span text:style-name="T5">Button bok=new Button(“OK“);</text:span></text:p>
            <text:p text:style-name="P3"><text:span text:style-name="T5">Button b=bok;</text:span></text:p>
            <text:p text:style-name="P3">Beide Variablen verweisen auf das selbe Objekt.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062cm" presentation:class="title" presentation:user-transformed="true">
          <draw:text-box>
            <text:p text:style-name="P1">Memberselektierung</text:p>
          </draw:text-box>
        </draw:frame>
        <draw:frame presentation:style-name="pr5" draw:text-style-name="P3" draw:layer="layout" svg:width="25.199cm" svg:height="13.61cm" svg:x="1.4cm" svg:y="3.614cm" presentation:class="outline" presentation:user-transformed="true">
          <draw:text-box>
            <text:list text:style-name="L2">
              <text:list-item>
                <text:p text:style-name="P1">Zur Selektierung eines members (Instance data oder Methode) wird immer der Punktoperator verwendet.</text:p>
              </text:list-item>
              <text:list-item>
                <text:p text:style-name="P1">Klassenbezug (in C++ mit ::) :</text:p>
              </text:list-item>
            </text:list>
            <text:p text:style-name="P3"><text:span text:style-name="T6">Integer.parseInt(args[0]);</text:span></text:p>
            <text:list text:continue-numbering="true" text:style-name="L2">
              <text:list-item>
                <text:p text:style-name="P1">Objektbezug (In C++ mit . Oder - &gt; bei Pointer)</text:p>
              </text:list-item>
            </text:list>
            <text:p text:style-name="P3"><text:span text:style-name="T6">String s=“java is great“;</text:span></text:p>
            <text:p text:style-name="P3"><text:span text:style-name="T6">s.contains(„great“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-0.263cm" presentation:class="title" presentation:user-transformed="true">
          <draw:text-box>
            <text:p>Neu in Java 8</text:p>
          </draw:text-box>
        </draw:frame>
        <draw:frame draw:style-name="gr4" xml:id="id1" draw:id="id1" draw:layer="layout" svg:width="24.5cm" svg:height="3.997cm" svg:x="1.3cm" svg:y="3.502cm">
          <draw:text-box>
            <text:p>Eventhandling in JavaFX:</text:p>
            <text:p/>
            <text:p>Lambdaausdrücke:</text:p>
            <text:p/>
            <text:p><text:span text:style-name="T7">b.setOnAction(e-&gt; <text:s/>{tf.setText(""); dot=false; });</text:span></text:p>
          </draw:text-box>
        </draw:frame>
        <draw:frame draw:style-name="gr5" draw:layer="layout" svg:width="25cm" svg:height="11.228cm" svg:x="1cm" svg:y="8cm">
          <draw:text-box>
            <text:p>Was steckt dahinter?</text:p>
            <text:p>Funktionales Interface: Interface mit nur einer Funktion</text:p>
            <text:p/>
            <text:p><text:span text:style-name="T8">class ccl implements EventHandler&lt;ActionEvent&gt;</text:span></text:p>
            <text:p><text:span text:style-name="T8">{</text:span></text:p>
            <text:p><text:span text:style-name="T8"><text:s text:c="2"/></text:span><text:span text:style-name="T8">@Override public void handle(ActionEvent e) </text:span></text:p>
            <text:p><text:span text:style-name="T8"><text:s text:c="2"/></text:span><text:span text:style-name="T8">{</text:span></text:p>
            <text:p><text:span text:style-name="T8"><text:s text:c="4"/></text:span><text:span text:style-name="T8">tf.setText("");</text:span></text:p>
            <text:p><text:span text:style-name="T8"><text:s text:c="4"/></text:span><text:span text:style-name="T8">dot=false;</text:span></text:p>
            <text:p><text:span text:style-name="T8"><text:s text:c="2"/></text:span><text:span text:style-name="T8">}</text:span></text:p>
            <text:p><text:span text:style-name="T8">}</text:span></text:p>
            <text:p><text:span text:style-name="T8"><text:s text:c="2"/></text:span></text:p>
            <text:p><text:span text:style-name="T8">ccl cl=new ccl();</text:span></text:p>
            <text:p><text:span text:style-name="T8">. . .</text:span></text:p>
            <text:p><text:span text:style-name="T8">setOnAction(cl);</text:span></text:p>
          </draw:text-box>
        </draw:frame>
        <draw:line draw:style-name="gr6" draw:text-style-name="P4" xml:id="id2" draw:id="id2" draw:layer="layout" svg:x1="17.5cm" svg:y1="12cm" svg:x2="8.5cm" svg:y2="7cm">
          <text:p/>
        </draw:line>
        <draw:connector draw:style-name="gr6" draw:text-style-name="P4" xml:id="id3" draw:id="id3" draw:layer="layout" draw:type="curve" draw:line-skew="4.053cm" svg:x1="6.936cm" svg:y1="14.194cm" svg:x2="13.55cm" svg:y2="7.499cm" draw:end-shape="id1" svg:d="M6936 14194c0 1659 6614 5006 6614-6695" svg:viewBox="0 0 6615 844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eu in Java 8</text:p>
          </draw:text-box>
        </draw:frame>
        <draw:frame draw:style-name="gr4" draw:layer="layout" svg:width="24.5cm" svg:height="3.328cm" svg:x="1.3cm" svg:y="4.101cm">
          <draw:text-box>
            <text:p>Eventhandling in JavaFX:</text:p>
            <text:p/>
            <text:p>Referenzen auf Methoden: 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b.setOnAction(this::fnl);</text:span></text:p>
          </draw:text-box>
        </draw:frame>
        <draw:frame draw:style-name="gr7" draw:text-style-name="P5" draw:layer="layout" svg:width="23.5cm" svg:height="9.095cm" svg:x="1.5cm" svg:y="9.716cm">
          <draw:text-box>
            <text:p text:style-name="P5"><text:span text:style-name="T8">public void fnl(ActionEvent e) </text:span></text:p>
            <text:p text:style-name="P5"><text:span text:style-name="T8">{</text:span></text:p>
            <text:p text:style-name="P5"><text:span text:style-name="T8"><text:s text:c="2"/></text:span><text:span text:style-name="T8">Button x=(Button)e.getSource();</text:span></text:p>
            <text:p text:style-name="P5"><text:span text:style-name="T8"><text:s text:c="2"/></text:span><text:span text:style-name="T8">String s=x.getText(); </text:span></text:p>
            <text:p text:style-name="P5"><text:span text:style-name="T8"><text:s text:c="2"/></text:span><text:span text:style-name="T8">if (clear)</text:span></text:p>
            <text:p text:style-name="P5"><text:span text:style-name="T8"><text:s text:c="2"/></text:span><text:span text:style-name="T8">{</text:span></text:p>
            <text:p text:style-name="P5"><text:span text:style-name="T8"><text:tab/></text:span><text:span text:style-name="T8">tf.setText(s);</text:span></text:p>
            <text:p text:style-name="P5"><text:span text:style-name="T8"><text:tab/></text:span><text:span text:style-name="T8">dot <text:s/>=false;</text:span></text:p>
            <text:p text:style-name="P5"><text:span text:style-name="T8"><text:tab/></text:span><text:span text:style-name="T8">clear=false;</text:span></text:p>
            <text:p text:style-name="P5"><text:span text:style-name="T8"><text:s text:c="2"/></text:span><text:span text:style-name="T8">}</text:span></text:p>
            <text:p text:style-name="P5"><text:span text:style-name="T8"><text:s text:c="2"/></text:span><text:span text:style-name="T8">else <text:s text:c="5"/>tf.appendText(s);</text:span></text:p>
            <text:p text:style-name="P5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12" draw:text-style-name="P1" draw:layer="layout" svg:width="25.199cm" svg:height="3cm" svg:x="1.4cm" svg:y="0cm" presentation:class="title" presentation:user-transformed="true">
          <draw:text-box>
            <text:p text:style-name="P1">Arrays</text:p>
          </draw:text-box>
        </draw:frame>
        <draw:frame presentation:style-name="pr13" draw:text-style-name="P3" draw:layer="layout" svg:width="25.199cm" svg:height="15.452cm" svg:x="1.4cm" svg:y="4cm" presentation:class="outline" presentation:user-transformed="true">
          <draw:text-box>
            <text:list text:style-name="L2">
              <text:list-item>
                <text:p text:style-name="P1"><text:span text:style-name="T11">Arrays werden ähnlich, wie Objekte behandelt</text:span></text:p>
              </text:list-item>
              <text:list-item>
                <text:p text:style-name="P1"><text:span text:style-name="T11">Per Vereinbarung wird nur eine Referenz angelegt</text:span></text:p>
              </text:list-item>
            </text:list>
            <text:p text:style-name="P3"><text:span text:style-name="T1">int intArray [];</text:span></text:p>
            <text:p text:style-name="P3"><text:span text:style-name="T1">int [] int Array;</text:span></text:p>
            <text:list text:continue-numbering="true" text:style-name="L2">
              <text:list-item>
                <text:p xml:id="id4" text:id="id4" text:style-name="P1"><text:span text:style-name="T12">Das eigentliche Array wird mit „new“ erzeugt</text:span></text:p>
              </text:list-item>
            </text:list>
            <text:p xml:id="id5" text:id="id5" text:style-name="P3"><text:span text:style-name="T12">intArray=new int[2];</text:span></text:p>
            <text:p xml:id="id6" text:id="id6" text:style-name="P3"><text:span text:style-name="T12">Oder per Initialisierung</text:span></text:p>
            <text:p text:style-name="P3"><text:span text:style-name="T1">int intArray []={1,2,3};</text:span></text:p>
          </draw:text-box>
        </draw:frame>
        <draw:custom-shape draw:style-name="gr8" draw:text-style-name="P7" draw:layer="layout" svg:width="13.5cm" svg:height="2cm" svg:x="13.5cm" svg:y="8cm">
          <text:p text:style-name="P6"><text:span text:style-name="T2">Diese Klammer bleibt immer leer !</text:span></text:p>
          <draw:enhanced-geometry svg:viewBox="0 0 21600 21600" draw:text-areas="800 800 20800 20800" draw:type="round-rectangular-callout" draw:modifiers="-3970.90585882527 13806.29685157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14" draw:text-style-name="P1" draw:layer="layout" svg:width="25.199cm" svg:height="2.756cm" svg:x="1.301cm" svg:y="0cm" presentation:class="title" presentation:user-transformed="true">
          <draw:text-box>
            <text:p text:style-name="P1">Mehrdimensionale Arrays</text:p>
          </draw:text-box>
        </draw:frame>
        <draw:frame presentation:style-name="pr5" draw:text-style-name="P3" draw:layer="layout" svg:width="25.199cm" svg:height="15.395cm" svg:x="1.301cm" svg:y="2.605cm" presentation:class="outline" presentation:user-transformed="true">
          <draw:text-box>
            <text:p text:style-name="P3">Erzeugung durch Initialisierung</text:p>
            <text:p text:style-name="P3">int mda[][]={{1,2},{1,2,3},{1,2,3,4,5}};</text:p>
            <text:p xml:id="id7" text:id="id7" text:style-name="P3">Erzeugung mit new-Operator</text:p>
            <text:p xml:id="id8" text:id="id8" text:style-name="P3">int mda[][];</text:p>
            <text:p xml:id="id9" text:id="id9" text:style-name="P3">mda=new int[2][10];</text:p>
            <text:p xml:id="id10" text:id="id10" text:style-name="P3">oder</text:p>
            <text:p xml:id="id11" text:id="id11" text:style-name="P3">mda=new int[2][];</text:p>
            <text:p xml:id="id12" text:id="id12" text:style-name="P3">mda[0]=new int[2];</text:p>
            <text:p xml:id="id13" text:id="id13" text:style-name="P3">mda[1]=new int[5]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byte array</text:p>
          </draw:text-box>
        </draw:frame>
        <draw:frame presentation:style-name="pr15" draw:layer="layout" svg:width="27cm" svg:height="13.61cm" svg:x="0.5cm" svg:y="4.914cm" presentation:class="outline" presentation:user-transformed="true">
          <draw:text-box>
            <text:p text:style-name="P3">Byte [] byteArray;</text:p>
            <text:p text:style-name="P3">String s=“ein Tag zum Programmieren“;</text:p>
            <text:p text:style-name="P3">byteArray=s.getBytes();</text:p>
            <text:p text:style-name="P3">String t=new String(byteArray);</text:p>
            <text:p text:style-name="P3">oder</text:p>
            <text:p text:style-name="P3">String t=new String(byteArray, 0 , byteArray.length);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Statements</text:p>
          </draw:text-box>
        </draw:frame>
        <draw:frame presentation:style-name="pr5" draw:text-style-name="P3" draw:layer="layout" svg:width="25.199cm" svg:height="13.629cm" svg:x="1.4cm" svg:y="4.914cm" presentation:class="outline" presentation:user-transformed="true">
          <draw:text-box>
            <text:p text:style-name="P3">Expressionstatement</text:p>
            <text:p text:style-name="P3">if-statement</text:p>
            <text:p text:style-name="P3">while-statement</text:p>
            <text:p text:style-name="P3">do-while-statement</text:p>
            <text:p text:style-name="P3">for-statement</text:p>
            <text:p text:style-name="P3">switch-statement</text:p>
            <text:p text:style-name="P3">break / continue -statement</text:p>
            <text:p text:style-name="P3">synchronized-statement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Boolsche Werte</text:p>
          </draw:text-box>
        </draw:frame>
        <draw:frame presentation:style-name="pr5" draw:text-style-name="P3" draw:layer="layout" svg:width="25.199cm" svg:height="13.61cm" svg:x="1.4cm" svg:y="4.914cm" presentation:class="outline" presentation:user-transformed="true">
          <draw:text-box>
            <text:p text:style-name="P3">In if-, while-, do/while- statements müssen die Bedingungen auch vom Typ boolean sein</text:p>
            <text:p text:style-name="P3"><text:span text:style-name="T6">while (true) ...</text:span></text:p>
            <text:p text:style-name="P3"><text:span text:style-name="T6">if (i != 0) 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for-statement</text:p>
          </draw:text-box>
        </draw:frame>
        <draw:frame presentation:style-name="pr5" draw:text-style-name="P3" draw:layer="layout" svg:width="25.199cm" svg:height="14.803cm" svg:x="1.4cm" svg:y="4.914cm" presentation:class="outline" presentation:user-transformed="true">
          <draw:text-box>
            <text:p text:style-name="P3">Vereinbarung von Schleifenvariablen im Initialisierungsausdruck</text:p>
            <text:p text:style-name="P3"><text:span text:style-name="T13">for (int j=0; j&lt;5; j++)System.out.println(j);</text:span></text:p>
            <text:p text:style-name="P3"><text:span text:style-name="T13">for (int j=0; j&lt;5; j++)System.out.println(j);</text:span></text:p>
            <text:p text:style-name="P3"><text:span text:style-name="T12">Kommaoperator</text:span></text:p>
            <text:p text:style-name="P3"><text:span text:style-name="T13">for (int j=0, i=1; j&lt;5; j++,i++)</text:span></text:p>
            <text:p text:style-name="P3"><text:span text:style-name="T14">Oder</text:span></text:p>
            <text:p text:style-name="P3"><text:span text:style-name="T13">for (j=0, i=1; j&lt;5; j++,i++)</text:span></text:p>
            <text:p text:style-name="P3"><text:span text:style-name="T12">Aber nicht:</text:span></text:p>
            <text:p text:style-name="P3"><text:span text:style-name="T13">for (j=0, int i=1; j&lt;5; j++,i++)</text:span></text:p>
          </draw:text-box>
        </draw:frame>
        <draw:line draw:style-name="gr9" draw:text-style-name="P4" draw:layer="layout" svg:x1="19cm" svg:y1="19.2cm" svg:x2="2.5cm" svg:y2="19.2cm">
          <text:p/>
        </draw:lin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9">
        <office:forms form:automatic-focus="false" form:apply-design-mode="false"/>
        <draw:frame presentation:style-name="pr16" draw:text-style-name="P1" draw:layer="layout" svg:width="25.199cm" svg:height="2cm" svg:x="1.4cm" svg:y="0cm" presentation:class="title" presentation:user-transformed="true">
          <draw:text-box>
            <text:p text:style-name="P1">for-statement (for each)</text:p>
          </draw:text-box>
        </draw:frame>
        <draw:frame draw:style-name="gr10" draw:text-style-name="P8" draw:layer="layout" svg:width="26cm" svg:height="18.051cm" svg:x="1cm" svg:y="2.443cm">
          <draw:text-box>
            <text:p text:style-name="P1"><text:span text:style-name="T15">class foreach</text:span></text:p>
            <text:p text:style-name="P1"><text:span text:style-name="T15">{</text:span></text:p>
            <text:p text:style-name="P1"><text:span text:style-name="T15"><text:s text:c="2"/></text:span><text:span text:style-name="T15">public static void main(String args[])</text:span></text:p>
            <text:p text:style-name="P1"><text:span text:style-name="T15"><text:s text:c="2"/></text:span><text:span text:style-name="T15">{</text:span></text:p>
            <text:p text:style-name="P1"><text:span text:style-name="T15"><text:s text:c="5"/></text:span><text:span text:style-name="T16">for(String x:args)</text:span></text:p>
            <text:p text:style-name="P1"><text:span text:style-name="T15"><text:s text:c="8"/></text:span><text:span text:style-name="T15">System.out.println(x);</text:span></text:p>
            <text:p text:style-name="P1"><text:span text:style-name="T15"><text:s text:c="2"/></text:span><text:span text:style-name="T15">}</text:span></text:p>
            <text:p text:style-name="P1"><text:span text:style-name="T15">}</text:span></text:p>
            <text:p text:style-name="P1"><text:span text:style-name="T15"/></text:p>
            <text:p text:style-name="P1"><text:span text:style-name="T17">Entspricht:</text:span></text:p>
            <text:p text:style-name="P1"><text:span text:style-name="T15">String x;</text:span></text:p>
            <text:p text:style-name="P1"><text:span text:style-name="T15">for(int i=0; i&lt;args.length; i++)</text:span></text:p>
            <text:p text:style-name="P1"><text:span text:style-name="T15">{</text:span></text:p>
            <text:p text:style-name="P1"><text:span text:style-name="T15"><text:s text:c="2"/></text:span><text:span text:style-name="T15">x=args[i];</text:span></text:p>
            <text:p text:style-name="P1"><text:span text:style-name="T15"><text:s text:c="2"/></text:span><text:span text:style-name="T15">System.out.println(x);</text:span></text:p>
            <text:p text:style-name="P1"><text:span text:style-name="T15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reak / continue</text:p>
          </draw:text-box>
        </draw:frame>
        <draw:frame presentation:style-name="pr5" draw:text-style-name="P3" draw:layer="layout" svg:width="25.199cm" svg:height="13.61cm" svg:x="1.4cm" svg:y="4.914cm" presentation:class="outline" presentation:user-transformed="true">
          <draw:text-box>
            <text:p text:style-name="P3">Bedeutung wie in C<text:span text:style-name="T18"> aber</text:span></text:p>
            <text:p text:style-name="P3">Schleifen können mit Labels markiert werden</text:p>
            <text:p text:style-name="P3">break/continue können über diese Labels auch umgebende Schleifen steuern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style-name="gr11" draw:layer="layout" svg:width="28.27cm" svg:height="19.967cm" svg:x="0cm" svg:y="0.571cm">
          <draw:image xlink:href="Pictures/2000033F00006E7100004E0282BB0714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Exception handling</text:p>
          </draw:text-box>
        </draw:frame>
        <draw:frame presentation:style-name="pr17" draw:text-style-name="P3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 text:style-name="P1">try / catch / finally</text:p>
              </text:list-item>
              <text:list-item>
                <text:p text:style-name="P1">throws</text:p>
              </text:list-item>
              <text:list-item>
                <text:p text:style-name="P1">throw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9">
        <office:forms form:automatic-focus="false" form:apply-design-mode="false"/>
        <draw:frame presentation:style-name="pr18" draw:text-style-name="P1" draw:layer="layout" svg:width="25.199cm" svg:height="2.007cm" svg:x="1.5cm" svg:y="-0.007cm" presentation:class="title" presentation:user-transformed="true">
          <draw:text-box>
            <text:p text:style-name="P1">Try / catch</text:p>
          </draw:text-box>
        </draw:frame>
        <draw:frame draw:style-name="gr12" draw:text-style-name="P9" draw:layer="layout" svg:width="27.25cm" svg:height="18.5cm" svg:x="0.5cm" svg:y="2cm">
          <draw:text-box>
            <text:p text:style-name="P1"><text:span text:style-name="T9">class tryDemo</text:span></text:p>
            <text:p text:style-name="P1"><text:span text:style-name="T9">{</text:span></text:p>
            <text:p text:style-name="P1"><text:span text:style-name="T9"><text:s text:c="2"/></text:span><text:span text:style-name="T9">public static void main(String args[])</text:span></text:p>
            <text:p text:style-name="P1"><text:span text:style-name="T9"><text:s text:c="2"/></text:span><text:span text:style-name="T9">{</text:span></text:p>
            <text:p text:style-name="P1"><text:span text:style-name="T9"/></text:p>
            <text:p text:style-name="P1"><text:span text:style-name="T9"><text:s text:c="4"/></text:span><text:span text:style-name="T9">try</text:span></text:p>
            <text:p text:style-name="P1"><text:span text:style-name="T9"><text:s text:c="4"/></text:span><text:span text:style-name="T9">{</text:span></text:p>
            <text:p text:style-name="P1"><text:span text:style-name="T9"><text:s text:c="6"/></text:span><text:span text:style-name="T9">int array[]={1,2};</text:span></text:p>
            <text:p text:style-name="P1"><text:span text:style-name="T9"><text:s text:c="6"/></text:span><text:span text:style-name="T9">int i=Integer.parseInt(args[0]);</text:span></text:p>
            <text:p text:style-name="P1"><text:span text:style-name="T9"><text:s text:c="6"/></text:span><text:span text:style-name="T9">System.out.println("Array["+i+"]="+array[i]);</text:span></text:p>
            <text:p text:style-name="P1"><text:span text:style-name="T9"><text:s text:c="4"/></text:span><text:span text:style-name="T9">} catch (IndexOutOfBoundsException e)</text:span></text:p>
            <text:p text:style-name="P1"><text:span text:style-name="T9"><text:s text:c="4"/></text:span><text:span text:style-name="T9">{</text:span></text:p>
            <text:p text:style-name="P1"><text:span text:style-name="T9"><text:s text:c="7"/></text:span><text:span text:style-name="T9">System.out.println("myException: "+e); e.printStackTrace();</text:span></text:p>
            <text:p text:style-name="P1"><text:span text:style-name="T9"><text:s text:c="4"/></text:span><text:span text:style-name="T9">} catch (NumberFormatException n)</text:span></text:p>
            <text:p text:style-name="P1"><text:span text:style-name="T9"><text:s text:c="4"/></text:span><text:span text:style-name="T9">{</text:span></text:p>
            <text:p text:style-name="P1"><text:span text:style-name="T9"><text:s text:c="7"/></text:span><text:span text:style-name="T9">System.out.println("myException: "+n); n.printStackTrace();</text:span></text:p>
            <text:p text:style-name="P1"><text:span text:style-name="T9"><text:s text:c="4"/></text:span><text:span text:style-name="T9">}</text:span></text:p>
            <text:p text:style-name="P1"><text:span text:style-name="T9"><text:s text:c="2"/></text:span><text:span text:style-name="T9">}</text:span></text:p>
            <text:p text:style-name="P1"><text:span text:style-name="T9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Weiterleiten von Exceptions </text:p>
          </draw:text-box>
        </draw:frame>
        <draw:frame draw:style-name="gr13" draw:text-style-name="P10" draw:layer="layout" svg:width="26.5cm" svg:height="12.5cm" svg:x="1cm" svg:y="7cm">
          <draw:text-box>
            <text:p text:style-name="P1"><text:span text:style-name="T19">class tryDemo</text:span></text:p>
            <text:p text:style-name="P1"><text:span text:style-name="T19">{</text:span></text:p>
            <text:p text:style-name="P1"><text:span text:style-name="T19"><text:s text:c="2"/></text:span><text:span text:style-name="T19">public static void main(String args[]) throws Exception</text:span></text:p>
            <text:p text:style-name="P1"><text:span text:style-name="T19"><text:s text:c="2"/></text:span><text:span text:style-name="T19">{</text:span></text:p>
            <text:p text:style-name="P1"><text:span text:style-name="T19"><text:s text:c="6"/></text:span><text:span text:style-name="T19">int array[]={1,2};</text:span></text:p>
            <text:p text:style-name="P1"><text:span text:style-name="T19"><text:s text:c="6"/></text:span><text:span text:style-name="T19">int i=Integer.parseInt(args[0]);</text:span></text:p>
            <text:p text:style-name="P1"><text:span text:style-name="T19"><text:s text:c="6"/></text:span><text:span text:style-name="T19">System.out.println("Array["+i+"]="+array[i]);</text:span></text:p>
            <text:p text:style-name="P1"><text:span text:style-name="T19"><text:s text:c="2"/></text:span><text:span text:style-name="T19">}</text:span></text:p>
            <text:p text:style-name="P1"><text:span text:style-name="T19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DejaVu Sans Mono1" svg:font-family="'DejaVu Sans Mono'" style:font-family-generic="swiss" style:font-pitch="fixed"/>
    <style:font-face style:name="Albany AMT3" svg:font-family="'Albany AMT'" style:font-pitch="variable"/>
    <style:font-face style:name="Andale Mono" svg:font-family="'Andale Mono'" style:font-pitch="variable"/>
    <style:font-face style:name="Albany AMT2" svg:font-family="'Albany AMT'" style:font-family-generic="modern" style:font-pitch="variable"/>
    <style:font-face style:name="Liberation Mono" svg:font-family="'Liberation Mono'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DejaVu Sans Mono" svg:font-family="'DejaVu Sans Mono'" style:font-family-generic="swiss" style:font-pitch="variable"/>
    <style:font-face style:name="Albany AMT4" svg:font-family="'Albany AMT'" style:font-family-generic="system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de" fo:country="DE" style:font-name-asian="Andale Sans UI" style:font-size-asian="24pt" style:language-asian="zxx" style:country-asian="none" style:font-name-complex="Albany AMT4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lbany AMT4" style:font-family-asian="'Albany AMT'" style:font-family-generic-asian="system" style:font-pitch-asian="variable" style:font-size-asian="18pt" style:font-style-asian="normal" style:font-weight-asian="normal" style:font-name-complex="Albany AMT4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lbany AMT4" style:font-family-asian="'Albany AMT'" style:font-family-generic-asian="system" style:font-pitch-asian="variable" style:font-size-asian="20pt" style:font-style-asian="normal" style:font-weight-asian="normal" style:font-name-complex="Albany AMT4" style:font-family-complex="'Albany AMT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lbany AMT4" style:font-family-asian="'Albany AMT'" style:font-family-generic-asian="system" style:font-pitch-asian="variable" style:font-size-asian="32pt" style:font-style-asian="normal" style:font-weight-asian="normal" style:font-name-complex="Albany AMT4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lbany AMT4" style:font-family-asian="'Albany AMT'" style:font-family-generic-asian="system" style:font-pitch-asian="variable" style:font-size-asian="32pt" style:font-style-asian="normal" style:font-weight-asian="normal" style:font-name-complex="Albany AMT4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lbany AMT4" style:font-family-asian="'Albany AMT'" style:font-family-generic-asian="system" style:font-pitch-asian="variable" style:font-size-asian="44pt" style:font-style-asian="normal" style:font-weight-asian="normal" style:font-name-complex="Albany AMT4" style:font-family-complex="'Albany AMT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meta:creation-date>2010-10-19T12:16:21</meta:creation-date>
    <dc:date>2015-10-15T11:03:05.559888713</dc:date>
    <meta:print-date>2010-10-20T13:18:03</meta:print-date>
    <meta:editing-cycles>25</meta:editing-cycles>
    <meta:editing-duration>PT3H53M33S</meta:editing-duration>
    <dc:creator>A. Beck</dc:creator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2" svg:font-family="'Albany AMT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helvetica" svg:font-family="helvetica" style:font-family-generic="swiss" style:font-pitch="variable"/>
    <style:font-face style:name="Albany AMT1" svg:font-family="'Albany AMT'" style:font-family-generic="system" style:font-pitch="variable"/>
    <style:font-face style:name="Andale Sans UI" svg:font-family="'Andale Sans UI'" style:font-family-generic="system" style:font-pitch="variable"/>
  </office:font-face-decls>
  <office:automatic-styles>
    <style:style style:name="Table2" style:family="table">
      <style:table-properties style:width="26.414cm" table:align="margins"/>
    </style:style>
    <style:style style:name="Table2.A" style:family="table-column">
      <style:table-column-properties style:column-width="2.418cm" style:rel-column-width="6001*"/>
    </style:style>
    <style:style style:name="Table2.B" style:family="table-column">
      <style:table-column-properties style:column-width="6.865cm" style:rel-column-width="17031*"/>
    </style:style>
    <style:style style:name="Table2.C" style:family="table-column">
      <style:table-column-properties style:column-width="2.704cm" style:rel-column-width="6708*"/>
    </style:style>
    <style:style style:name="Table2.D" style:family="table-column">
      <style:table-column-properties style:column-width="2.205cm" style:rel-column-width="5470*"/>
    </style:style>
    <style:style style:name="Table2.E" style:family="table-column">
      <style:table-column-properties style:column-width="12.222cm" style:rel-column-width="30325*"/>
    </style:style>
    <style:style style:name="Table2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cm" fo:border="0.002cm solid #000000"/>
    </style:style>
    <style:style style:name="Table2.A2" style:family="table-cell">
      <style:table-cell-properties fo:padding="0cm" fo:border-left="0.002cm solid #000000" fo:border-right="none" fo:border-top="none" fo:border-bottom="0.002cm solid #000000"/>
    </style:style>
    <style:style style:name="Table2.E2" style:family="table-cell">
      <style:table-cell-properties fo:padding="0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.434cm" fo:margin-right="0cm" fo:line-height="100%" fo:text-indent="-0.434cm" style:auto-text-indent="false" fo:break-before="page">
        <style:tab-stops/>
      </style:paragraph-properties>
      <style:text-properties style:font-name="helvetica" fo:font-size="12pt" style:text-underline-style="solid" style:text-underline-width="auto" style:text-underline-color="font-color"/>
    </style:style>
    <style:style style:name="P2" style:family="paragraph" style:parent-style-name="Table_20_Contents">
      <style:text-properties fo:font-size="18pt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able_20_Contents">
      <style:paragraph-properties fo:line-height="100%" fo:text-align="center" style:justify-single-word="false"/>
      <style:text-properties fo:font-size="18pt" style:font-size-asian="18pt" style:font-size-complex="18pt"/>
    </style:style>
    <style:style style:name="P5" style:family="paragraph" style:parent-style-name="Table_20_Heading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5">Type</text:p>
            </table:table-cell>
            <table:table-cell table:style-name="Table2.A1" office:value-type="string">
              <text:p text:style-name="P5">Inhalt</text:p>
            </table:table-cell>
            <table:table-cell table:style-name="Table2.A1" office:value-type="string">
              <text:p text:style-name="P5">Default</text:p>
            </table:table-cell>
            <table:table-cell table:style-name="Table2.A1" office:value-type="string">
              <text:p text:style-name="P5">Size</text:p>
            </table:table-cell>
            <table:table-cell table:style-name="Table2.E1" office:value-type="string">
              <text:p text:style-name="P5">Min ... Max</text:p>
            </table:table-cell>
          </table:table-row>
        </table:table-header-rows>
        <table:table-row>
          <table:table-cell table:style-name="Table2.A2" office:value-type="string">
            <text:p text:style-name="P2">boolean</text:p>
          </table:table-cell>
          <table:table-cell table:style-name="Table2.A2" office:value-type="string">
            <text:p text:style-name="P2">true | false</text:p>
          </table:table-cell>
          <table:table-cell table:style-name="Table2.A2" office:value-type="string">
            <text:p text:style-name="P2">false</text:p>
          </table:table-cell>
          <table:table-cell table:style-name="Table2.A2" office:value-type="string">
            <text:p text:style-name="P2"><text:s text:c="2"/>1 bit</text:p>
          </table:table-cell>
          <table:table-cell table:style-name="Table2.E2" office:value-type="string">
            <text:p text:style-name="P3">false ... true</text:p>
          </table:table-cell>
        </table:table-row>
        <table:table-row>
          <table:table-cell table:style-name="Table2.A2" office:value-type="string">
            <text:p text:style-name="P2">char</text:p>
          </table:table-cell>
          <table:table-cell table:style-name="Table2.A2" office:value-type="string">
            <text:p text:style-name="P2">unicode char</text:p>
          </table:table-cell>
          <table:table-cell table:style-name="Table2.A2" office:value-type="string">
            <text:p text:style-name="P2">\u0000</text:p>
          </table:table-cell>
          <table:table-cell table:style-name="Table2.A2" office:value-type="string">
            <text:p text:style-name="P2">16 bit</text:p>
          </table:table-cell>
          <table:table-cell table:style-name="Table2.E2" office:value-type="string">
            <text:p text:style-name="P3">\u0000 ... \uffff</text:p>
          </table:table-cell>
        </table:table-row>
        <table:table-row>
          <table:table-cell table:style-name="Table2.A2" office:value-type="string">
            <text:p text:style-name="P2">byte</text:p>
          </table:table-cell>
          <table:table-cell table:style-name="Table2.A2" office:value-type="string">
            <text:p text:style-name="P2">signed int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<text:s text:c="2"/>8 bit</text:p>
          </table:table-cell>
          <table:table-cell table:style-name="Table2.E2" office:value-type="string">
            <text:p text:style-name="P3">-128 ... 127</text:p>
          </table:table-cell>
        </table:table-row>
        <table:table-row>
          <table:table-cell table:style-name="Table2.A2" office:value-type="string">
            <text:p text:style-name="P2">short</text:p>
          </table:table-cell>
          <table:table-cell table:style-name="Table2.A2" office:value-type="string">
            <text:p text:style-name="P2">signed int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16 bit</text:p>
          </table:table-cell>
          <table:table-cell table:style-name="Table2.E2" office:value-type="string">
            <text:p text:style-name="P3">-32768 ... 32767</text:p>
          </table:table-cell>
        </table:table-row>
        <table:table-row>
          <table:table-cell table:style-name="Table2.A2" office:value-type="string">
            <text:p text:style-name="P2">int</text:p>
          </table:table-cell>
          <table:table-cell table:style-name="Table2.A2" office:value-type="string">
            <text:p text:style-name="P2">signed int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32 bit</text:p>
          </table:table-cell>
          <table:table-cell table:style-name="Table2.E2" office:value-type="string">
            <text:p text:style-name="P3">-2147483648 ... 2147483647</text:p>
          </table:table-cell>
        </table:table-row>
        <table:table-row>
          <table:table-cell table:style-name="Table2.A2" office:value-type="string">
            <text:p text:style-name="P2">long</text:p>
          </table:table-cell>
          <table:table-cell table:style-name="Table2.A2" office:value-type="string">
            <text:p text:style-name="P2">signed int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64 bit</text:p>
          </table:table-cell>
          <table:table-cell table:style-name="Table2.E2" office:value-type="string">
            <text:p text:style-name="P4">9223372036854775808 ... 9223372036854775807</text:p>
          </table:table-cell>
        </table:table-row>
        <table:table-row>
          <table:table-cell table:style-name="Table2.A2" office:value-type="string">
            <text:p text:style-name="P2">float</text:p>
          </table:table-cell>
          <table:table-cell table:style-name="Table2.A2" office:value-type="string">
            <text:p text:style-name="P2">IEEE <text:s/>754 floting point</text:p>
          </table:table-cell>
          <table:table-cell table:style-name="Table2.A2" office:value-type="string">
            <text:p text:style-name="P2">0.0</text:p>
          </table:table-cell>
          <table:table-cell table:style-name="Table2.A2" office:value-type="string">
            <text:p text:style-name="P2">32 bit</text:p>
          </table:table-cell>
          <table:table-cell table:style-name="Table2.E2" office:value-type="string">
            <text:p text:style-name="P3">±3.40282347E+38 ... ±1.40239846E-45</text:p>
          </table:table-cell>
        </table:table-row>
        <table:table-row>
          <table:table-cell table:style-name="Table2.A2" office:value-type="string">
            <text:p text:style-name="P2">double</text:p>
          </table:table-cell>
          <table:table-cell table:style-name="Table2.A2" office:value-type="string">
            <text:p text:style-name="P2">IEEE <text:s/>754 floting point</text:p>
          </table:table-cell>
          <table:table-cell table:style-name="Table2.A2" office:value-type="string">
            <text:p text:style-name="P2">0.0</text:p>
          </table:table-cell>
          <table:table-cell table:style-name="Table2.A2" office:value-type="string">
            <text:p text:style-name="P2">64 bit</text:p>
          </table:table-cell>
          <table:table-cell table:style-name="Table2.E2" office:value-type="string">
            <text:p text:style-name="P3">±1.79769313486231570E+308 ... ±4.94065645841246544E-324</text:p>
          </table:table-cell>
        </table:table-row>
      </table:table>
      <text:p text:style-name="Text_20_body"/>
      <text:p text:style-name="Text_20_body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2" svg:font-family="'Albany AMT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helvetica" svg:font-family="helvetica" style:font-family-generic="swiss" style:font-pitch="variable"/>
    <style:font-face style:name="Albany AMT1" svg:font-family="'Albany AMT'" style:font-family-generic="system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DE" style:letter-kerning="true" style:font-name-asian="Andale Sans UI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List" style:family="paragraph" style:parent-style-name="Text_20_body" style:class="list">
      <style:text-properties style:font-size-asian="12pt" style:font-name-complex="Albany AMT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lbany AMT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lbany AMT2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2" svg:font-family="'Albany AMT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Andale Sans UI" svg:font-family="'Andale Sans UI'" style:font-family-generic="system" style:font-pitch="variable"/>
  </office:font-face-decls>
  <office:automatic-styles>
    <style:style style:name="Tabelle1" style:family="table">
      <style:table-properties style:width="12.465cm" fo:margin-left="1.51cm" fo:margin-right="2.99cm" table:align="margins"/>
    </style:style>
    <style:style style:name="Tabelle1.A" style:family="table-column">
      <style:table-column-properties style:column-width="5.733cm" style:rel-column-width="3250*"/>
    </style:style>
    <style:style style:name="Tabelle1.B" style:family="table-column">
      <style:table-column-properties style:column-width="6.733cm" style:rel-column-width="381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margin-top="0.4cm" fo:margin-bottom="0cm" fo:text-align="center" style:justify-single-word="false"/>
      <style:text-properties fo:font-size="20pt" style:font-size-asian="20pt" style:font-size-complex="20pt"/>
    </style:style>
    <style:style style:name="P2" style:family="paragraph" style:parent-style-name="Table_20_Contents">
      <style:paragraph-properties fo:margin-top="0.4cm" fo:margin-bottom="0cm" fo:text-align="center" style:justify-single-word="false"/>
      <style:text-properties fo:font-size="20pt" style:font-size-asian="20pt" style:font-size-complex="20pt"/>
    </style:style>
    <style:style style:name="P3" style:family="paragraph" style:parent-style-name="Table_20_Contents">
      <style:paragraph-properties fo:margin-top="0.4cm" fo:margin-bottom="0cm" fo:text-align="center" style:justify-single-word="false">
        <style:tab-stops>
          <style:tab-stop style:position="6.251cm"/>
        </style:tab-stops>
      </style:paragraph-properties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Typ</text:p>
            </table:table-cell>
            <table:table-cell table:style-name="Tabelle1.B1" office:value-type="string">
              <text:p text:style-name="P1">Wrapperclass</text:p>
            </table:table-cell>
          </table:table-row>
        </table:table-header-rows>
        <table:table-row>
          <table:table-cell table:style-name="Tabelle1.A2" office:value-type="string">
            <text:p text:style-name="P2">byte</text:p>
          </table:table-cell>
          <table:table-cell table:style-name="Tabelle1.B2" office:value-type="string">
            <text:p text:style-name="P2">java.lang.Byte</text:p>
          </table:table-cell>
        </table:table-row>
        <table:table-row>
          <table:table-cell table:style-name="Tabelle1.A2" office:value-type="string">
            <text:p text:style-name="P2">boolean</text:p>
          </table:table-cell>
          <table:table-cell table:style-name="Tabelle1.B2" office:value-type="string">
            <text:p text:style-name="P2">java.lang.Bool</text:p>
          </table:table-cell>
        </table:table-row>
        <table:table-row>
          <table:table-cell table:style-name="Tabelle1.A2" office:value-type="string">
            <text:p text:style-name="P2">char</text:p>
          </table:table-cell>
          <table:table-cell table:style-name="Tabelle1.B2" office:value-type="string">
            <text:p text:style-name="P2">java.lang.Character</text:p>
          </table:table-cell>
        </table:table-row>
        <table:table-row>
          <table:table-cell table:style-name="Tabelle1.A2" office:value-type="string">
            <text:p text:style-name="P2">short</text:p>
          </table:table-cell>
          <table:table-cell table:style-name="Tabelle1.B2" office:value-type="string">
            <text:p text:style-name="P2">java.lang.Short</text:p>
          </table:table-cell>
        </table:table-row>
        <table:table-row>
          <table:table-cell table:style-name="Tabelle1.A2" office:value-type="string">
            <text:p text:style-name="P2">int</text:p>
          </table:table-cell>
          <table:table-cell table:style-name="Tabelle1.B2" office:value-type="string">
            <text:p text:style-name="P3">java.lang.Integer</text:p>
          </table:table-cell>
        </table:table-row>
        <table:table-row>
          <table:table-cell table:style-name="Tabelle1.A2" office:value-type="string">
            <text:p text:style-name="P2">long</text:p>
          </table:table-cell>
          <table:table-cell table:style-name="Tabelle1.B2" office:value-type="string">
            <text:p text:style-name="P2">java.lang.Long</text:p>
          </table:table-cell>
        </table:table-row>
        <table:table-row>
          <table:table-cell table:style-name="Tabelle1.A2" office:value-type="string">
            <text:p text:style-name="P2">float</text:p>
          </table:table-cell>
          <table:table-cell table:style-name="Tabelle1.B2" office:value-type="string">
            <text:p text:style-name="P2">java.lang.Float</text:p>
          </table:table-cell>
        </table:table-row>
        <table:table-row>
          <table:table-cell table:style-name="Tabelle1.A2" office:value-type="string">
            <text:p text:style-name="P2">double</text:p>
          </table:table-cell>
          <table:table-cell table:style-name="Tabelle1.B2" office:value-type="string">
            <text:p text:style-name="P2">java.lang.Double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2" svg:font-family="'Albany AMT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DE" style:letter-kerning="true" style:font-name-asian="Andale Sans UI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List" style:family="paragraph" style:parent-style-name="Text_20_body" style:class="list">
      <style:text-properties style:font-size-asian="12pt" style:font-name-complex="Albany AMT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lbany AMT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lbany AMT2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32pt" style:text-underline-style="none" style:font-size-asian="32pt" style:font-size-complex="32pt"/>
    </style:style>
    <style:style style:name="P2" style:family="paragraph" style:parent-style-name="Standard">
      <style:paragraph-properties fo:margin-left="0.503cm" fo:margin-right="0cm" fo:text-indent="-0.503cm" style:auto-text-indent="false">
        <style:tab-stops/>
      </style:paragraph-properties>
      <style:text-properties style:font-name="helvetica" fo:font-size="32pt" style:text-underline-style="none" style:font-size-asian="32pt" style:font-size-complex="32pt"/>
    </style:style>
    <style:style style:name="P3" style:family="paragraph" style:parent-style-name="Standard">
      <style:paragraph-properties fo:margin-left="0.503cm" fo:margin-right="0cm" fo:line-height="100%" fo:text-align="start" style:justify-single-word="false" fo:text-indent="-0.503cm" style:auto-text-indent="false">
        <style:tab-stops/>
      </style:paragraph-properties>
      <style:text-properties style:font-name="helvetica" fo:font-size="32pt" fo:font-style="normal" style:text-underline-style="none" fo:font-weight="normal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 gibt keine Operatorüberladung</text:p>
      <text:p text:style-name="P1">Java stellt nahezu alle Operatoren von C in gewohnter Weise zur Verfügung</text:p>
      <text:p text:style-name="P1">Ausnahmen bilden:</text:p>
      <text:p text:style-name="P2">- Während &gt;&gt; und &lt;&lt; vorzeichenbehaftet arbeiten, führt der Operator &gt;&gt;&gt; eine Rechtsverschiebung aus, bei der Nullen aufgefüllt werden.</text:p>
      <text:p text:style-name="P2">-<text:tab/>Den Kommaoperator gibt es in Java nur in Verbindung mit der for-Anweisung.</text:p>
      <text:p text:style-name="P2">-<text:tab/>Den Operator sizeof gibt es nicht.</text:p>
      <text:p text:style-name="P2">-<text:tab/>Der Operator instanceof stellt fest, ob ein Objekt ein Objekt einer bestimmten Klasse ist.</text:p>
      <text:p text:style-name="P2">-<text:tab/>Die Operatoren == und != liefern eine Aussage, ob es sich um ein und das selbe Objekt handelt, wenn sie auf Referenzvariablen angewandt werden, auf eingebaute Datentypen angewandt, wird ein gewöhnlicher Vergleich ausgeführt.</text:p>
      <text:p text:style-name="P2">-<text:tab/>Die Operatoren &amp;, * und -&gt;, die sich in C auf Pointer beziehen, gibt es in Java nicht.</text:p>
      <text:p text:style-name="P2">-<text:tab/>Der Operator + auf Stringoperanden angewandt, verkettet zwei Strings und bildet einen neuen String.</text:p>
      <text:p text:style-name="P3">-<text:tab/>Die Operanden &amp;&amp; und || bewirken die Verknüpfung nach dem Kurzschlußverfahren, <text:s/>es können auch die Operatoren &amp; und | zur Anwendung kommen, dann werden beide Teilausdrücke immer bewertet (getestet). 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